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language="pl" fo:country="PL"/>
    </style:style>
    <style:style style:name="P3" style:family="paragraph" style:parent-style-name="Standard" style:list-style-name="L1">
      <style:text-properties fo:language="pl" fo:country="PL"/>
    </style:style>
    <style:style style:name="P4" style:family="paragraph" style:parent-style-name="Standard">
      <style:text-properties fo:language="fr" fo:country="BE"/>
    </style:style>
    <style:style style:name="T1" style:family="text">
      <style:text-properties fo:language="pl" fo:country="PL"/>
    </style:style>
    <style:style style:name="T2" style:family="text">
      <style:text-properties fo:color="#ff3300" fo:language="pl" fo:country="PL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language="pl" fo:country="PL"/>
    </style:style>
    <style:style style:name="T5" style:family="text">
      <style:text-properties fo:color="#ff3333"/>
    </style:style>
    <style:style style:name="T6" style:family="text">
      <style:text-properties fo:color="#ff3333" fo:language="pl" fo:country="PL"/>
    </style:style>
    <style:style style:name="T7" style:family="text">
      <style:text-properties fo:language="fr" fo:country="BE"/>
    </style:style>
    <style:style style:name="T8" style:family="text">
      <style:text-properties fo:color="#330099"/>
    </style:style>
    <style:style style:name="T9" style:family="text">
      <style:text-properties fo:color="#330099" fo:language="fr" fo:country="B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5"/></text:p>
      <text:p text:style-name="P1"/>
      <text:p text:style-name="P1"><text:s text:c="18"/>RESPIRATOR CYFROWY Z WYKORZYSTANIEM KOMPRESORA <text:s text:c="5"/></text:p>
      <text:p text:style-name="P1"><text:s text:c="25"/>EWENTUALNIE BUTLI ZE SPRĘŻONYM POWIETRZEM <text:s text:c="9"/></text:p>
      <text:p text:style-name="P1"><text:s text:c="23"/>ZAPEWNIAJĄCY OD JEDNEGO DO TRZECH STANOWISK <text:s text:c="10"/></text:p>
      <text:p text:style-name="P1"><text:s text:c="29"/>PRZY ZASTOSOWANIU JEDNEGO KOMPRESORA <text:s text:c="12"/></text:p>
      <text:p text:style-name="P1"><text:s text:c="36"/>AUTOR <text:span text:style-name="T7">PROGRAMU</text:span>: <text:s/>Andrzej Kmita <text:s text:c="78"/></text:p>
      <text:p text:style-name="P1"><text:s text:c="36"/>WSPÓŁPRACA: <text:s/>Krzysztof Kłopotowski <text:s text:c="13"/></text:p>
      <text:p text:style-name="P1"><text:s text:c="66"/>Damian Karpiuk</text:p>
      <text:p text:style-name="Standard"/>
      <text:p text:style-name="Standard"/>
      <text:p text:style-name="Standard"><text:s text:c="58"/>RESPIRATOR OPIS</text:p>
      <text:p text:style-name="Standard"/>
      <text:p text:style-name="Standard"/>
      <text:p text:style-name="Standard"><text:s text:c="8"/>Prezentowany respirator zosta<text:span text:style-name="T1">ł wykonany na bazie popularnego Arduino UNO i ogólnie dostępnych podzespołów typu:</text:span></text:p>
      <text:p text:style-name="P1"/>
      <text:p text:style-name="P1"><text:s text:c="18"/>1. <text:s text:c="2"/>cztery przyciski wył/zał</text:p>
      <text:list xml:id="list7616477552498564252" text:style-name="L1">
        <text:list-item>
          <text:list>
            <text:list-item>
              <text:list>
                <text:list-item>
                  <text:p text:style-name="P3">cztery czujniki ciśnienia BMP280</text:p>
                </text:list-item>
                <text:list-item>
                  <text:p text:style-name="P3">cztery przekaźniki 5V</text:p>
                </text:list-item>
                <text:list-item>
                  <text:p text:style-name="P3">trzy diody RGB</text:p>
                </text:list-item>
                <text:list-item>
                  <text:p text:style-name="P3">trzy diody czerwone</text:p>
                </text:list-item>
                <text:list-item>
                  <text:p text:style-name="P3">syrena</text:p>
                </text:list-item>
                <text:list-item>
                  <text:p text:style-name="P3">kable połączeniowe</text:p>
                </text:list-item>
              </text:list>
            </text:list-item>
          </text:list>
        </text:list-item>
      </text:list>
      <text:p text:style-name="P1"/>
      <text:p text:style-name="P1"><text:s text:c="6"/>Zadaniem jego jest obsługa trzech nie zależnie działających linji z możliwością regulacji każdej linii w sposób indywidualny w pełnym zakresie.</text:p>
      <text:p text:style-name="P1"/>
      <text:p text:style-name="P1"/>
      <text:p text:style-name="P1"><text:s text:c="35"/>PROCESOR <text:s/>I <text:s/>ELEKTRONIKA - DZIAŁANIE </text:p>
      <text:p text:style-name="P1"/>
      <text:p text:style-name="P1"/>
      <text:p text:style-name="P1"><text:s text:c="7"/>Cztery czujniki mierzą ciśnienie atmosferyczne. W celu uzyskania jednolitej bazy, jeden z nich został użyty jako bazowy tj. trzy pozostałe wskazują różnicę ciśnień pomiędzy sobą a nim:</text:p>
      <text:p text:style-name="P1"/>
      <text:p text:style-name="P1"><text:s text:c="33"/>float p1 = ( pressure1 - pressure4);</text:p>
      <text:p text:style-name="P1"><text:s text:c="33"/>float p2 = ( pressure2 - pressure4);</text:p>
      <text:p text:style-name="P1"><text:s text:c="33"/>float p3 = ( pressure3 – pressure4);</text:p>
      <text:p text:style-name="P1"/>
      <text:p text:style-name="P1"><text:s text:c="6"/>Wwyniku czego do dalszej pracy otrzymujemy trzy wartości zerowe. Ponieważ wszystkie podzespoły mają pewną tolerancję ich wskazania mogą się nie znacznie różnić, korekty można dokonaćw wierszu :</text:p>
      <text:p text:style-name="P1"/>
      <text:p text:style-name="Standard"><text:span text:style-name="T1"><text:s text:c="20"/>float pressure1 = bmp1.readPressure() / 100.0 </text:span><text:span text:style-name="T6">+ 0.65</text:span><text:span text:style-name="T4">;</text:span></text:p>
      <text:p text:style-name="Standard"><text:span text:style-name="T1"><text:s text:c="20"/>float pressure2 = bmp2.readPressure() / 100.0 </text:span><text:span text:style-name="T2">- </text:span><text:span text:style-name="T6">0.50</text:span><text:span text:style-name="T4">;</text:span></text:p>
      <text:p text:style-name="Standard"><text:span text:style-name="T1"><text:s text:c="20"/>float pressure3 = bmp3.readPressure() / 100.0 </text:span><text:span text:style-name="T2">+ 0.50</text:span><text:span text:style-name="T4">;</text:span></text:p>
      <text:p text:style-name="P1"><text:s text:c="20"/>float pressure4 = bmp4.readPressure() / 100.0 ;</text:p>
      <text:p text:style-name="P1"/>
      <text:p text:style-name="P1"><text:s text:c="5"/>Jednak jak okazało się w trakcie testów, różnice te są tak nie wielkie, że w zasadzie nie mają wpływu na działanie respiratora.</text:p>
      <text:p text:style-name="P1"><text:s text:c="5"/>Do dokonywania pomiarów zadeklarowana została wstępnie wartość ciśnienia PRESS1, PRESS2, PRESS3.</text:p>
      <text:p text:style-name="P1"><text:soft-page-break/></text:p>
      <text:p text:style-name="P1"><text:s text:c="41"/>p8 = (PRESS1*1.05);</text:p>
      <text:p text:style-name="P1"><text:s text:c="41"/>p9 = (PRESS2*1.05);</text:p>
      <text:p text:style-name="P1"><text:s text:c="41"/>p10 = (PRESS3*1.05);</text:p>
      <text:p text:style-name="P1"/>
      <text:p text:style-name="P1"><text:s text:c="6"/>Które to wartości można dowolnie zmieniać z klawiatury po podłączeniu Arduino do komputera i <text:s text:c="2"/>po uruchomieniu ekranu w wierszu poleceń należy wpisać:</text:p>
      <text:p text:style-name="P1"/>
      <text:p text:style-name="P1"/>
      <text:p text:style-name="P1"/>
      <text:p text:style-name="P1"/>
      <text:p text:style-name="Standard"><text:span text:style-name="T1"><text:s text:c="32"/></text:span><text:span text:style-name="T6">x</text:span><text:span text:style-name="T1"> oraz wartość np. </text:span><text:span text:style-name="T6">25</text:span><text:span text:style-name="T1"> dla linji pierwszej <text:s text:c="2"/>(</text:span><text:span text:style-name="T6">x25</text:span><text:span text:style-name="T1">enter)</text:span></text:p>
      <text:p text:style-name="Standard"><text:span text:style-name="T1"><text:s text:c="32"/></text:span><text:span text:style-name="T6">y</text:span><text:span text:style-name="T1"> oraz wartość np. </text:span><text:span text:style-name="T6">30</text:span><text:span text:style-name="T1"> dla linji drugiej <text:s text:c="6"/>(</text:span><text:span text:style-name="T6">y30</text:span><text:span text:style-name="T1">enter) <text:s/></text:span></text:p>
      <text:p text:style-name="Standard"><text:span text:style-name="T1"><text:s text:c="32"/></text:span><text:span text:style-name="T6">z</text:span><text:span text:style-name="T1"> oraz wartość np. </text:span><text:span text:style-name="T6">35</text:span><text:span text:style-name="T1"> dla linji trzeciej <text:s text:c="6"/>(</text:span><text:span text:style-name="T6">z35</text:span><text:span text:style-name="T1">enter)</text:span></text:p>
      <text:p text:style-name="P1"/>
      <text:p text:style-name="P1"><text:s text:c="5"/>W podobny sposób możemy regulować czas trwania cyklu z klawiatury wpisujemy:</text:p>
      <text:p text:style-name="P1"/>
      <text:p text:style-name="Standard"><text:span text:style-name="T1"><text:s text:c="32"/></text:span><text:span text:style-name="T6">a</text:span><text:span text:style-name="T1"> oraz wartość np. </text:span><text:span text:style-name="T6">2500</text:span><text:span text:style-name="T1"> dla linji pierwszej (</text:span><text:span text:style-name="T6">a2500</text:span><text:span text:style-name="T1">enter)</text:span></text:p>
      <text:p text:style-name="Standard"><text:span text:style-name="T1"><text:s text:c="32"/></text:span><text:span text:style-name="T6">b</text:span><text:span text:style-name="T1"> oraz wartość np. </text:span><text:span text:style-name="T6">2800</text:span><text:span text:style-name="T1"> dla linji drugiej <text:s text:c="4"/>(</text:span><text:span text:style-name="T6">b2800</text:span><text:span text:style-name="T1">enter)</text:span></text:p>
      <text:p text:style-name="Standard"><text:span text:style-name="T1"><text:s text:c="32"/></text:span><text:span text:style-name="T6">c</text:span><text:span text:style-name="T1"> oraz wartość np. </text:span><text:span text:style-name="T6">3200</text:span><text:span text:style-name="T1"> dla linji trzeciej <text:s text:c="4"/>(</text:span><text:span text:style-name="T6">c3200</text:span><text:span text:style-name="T1">enter)</text:span></text:p>
      <text:p text:style-name="P1"/>
      <text:p text:style-name="P1"><text:s text:c="5"/>Ponieważ czas liczony jest przez procesor w mili sekundach (1 sekunda to 1000 jednostek) wpisując wartość 2500 czas wdechu i wydechu będzie wynosił po 2,5 sekundy w przypadku linji pierwszej, 2,8 sekundy, linjia druga i 3,2 sekundy linjia trzecia. Parametry te można dowolnie zmieniać w opisany sposób w każdej chwili, dla dowolnej linji, <text:s/>w dowolnym bardzo szerokim zakresie, nie powodując żadnych perturbacji w pozostałych linjiach. W powyższym układzie wyeliminowano automatyczny restart procesora po każdym włączeniu monitora poprzez rezystor R4 podłączony w/g schematu. <text:s/>Dpowiednią wartość rezystora należy dobrać doświadczalnie. Jednocześnie rezystor ten blokuje możliwość wprowadzania zmian programowych. W takim przypadku w celu wprowadzenia zmian w kodzie należy go odłączyć. W chwili podłączenia Arduino do komputera, informacje jakich parametrów należy użyć dla poszczególnych zmian, wyświetlają się automatycznie na ekranie.</text:p>
      <text:p text:style-name="P1">W systemie zainstalowano cztery przyciski. Trzy pierwsze </text:p>
      <text:p text:style-name="P1"/>
      <text:p text:style-name="P1"><text:s text:c="48"/><text:span text:style-name="T5">#define PRZYCISK1 </text:span><text:span text:style-name="T3">A4</text:span></text:p>
      <text:p text:style-name="P1"><text:span text:style-name="T5"><text:s text:c="48"/>#define PRZYCISK2</text:span> 5</text:p>
      <text:p text:style-name="P2"><text:s text:c="48"/><text:span text:style-name="T5">#define PRZYCISK3</text:span> 6</text:p>
      <text:p text:style-name="P2"/>
      <text:p text:style-name="P2"/>
      <text:p text:style-name="P2">Przyciski te w/g <text:s/>kolejności służą do dopasowania pracy poszczególnych linji do rytmu oddechu pacjenta. W przypadku gdy pacjent robi wydech a respirator w tym czasie podaje powietrze, wystarczy nacisnąć przycisk którego nr odpowiada nr linji by zmienić stan pracy respiratora.</text:p>
      <text:p text:style-name="P2">Przycisk czwarty służy do wyłączenia alarmu. Alarm włącza się po przekroczeniu ustalonej granicy ciśnienia w masce np. na wskutek nagłego ataku kaszlu bądź innych anomalji : </text:p>
      <text:p text:style-name="P1"/>
      <text:p text:style-name="P1"><text:s text:c="50"/>p5 = (PRESS1*1.6); </text:p>
      <text:p text:style-name="P1"><text:s text:c="50"/>p6 = (PRESS2*1.4);</text:p>
      <text:p text:style-name="P1"><text:s text:c="50"/>p7 = (PRESS3*1.5); <text:s text:c="5"/></text:p>
      <text:p text:style-name="P1"><text:s text:c="2"/></text:p>
      <text:p text:style-name="P1">Przekroczenie tego ciśnienia automatycznie zmienia stan respiratora – zamknięty zostaje obwód podający powietrze, otwarty obwód wydechowy, włączona syrena i lampa sygnalizacyjna. Wskazane jest docelowo zainstalowanie szeregowo dwóch takich wyłączników i pozostawienie <text:soft-page-break/>drugiego do dyspozycji pacjenta by ten mógł sam przywrócić swój respirator do pracy w celu uniknięcia zbędnych interwencji personelu, po przekroczeniu granicy p8, p9, p10 system zmienia stan zaworów i kontynuuje prace, po przekroczeniu p5, p6 i p7system zatrzymuje określoną linjię <text:s/>do czasu naciśnięcia przycisku nr 4. Zabezpieczenie to ma na celu wyeliminowanie sytuacji w której nie przytomny pacjent, w trakcie ataku kaszlu dostaje krwotoku bądź w inny sposób została zablokowana maska a system po krótkiej przerwie zaczyna to wtłaczać do płuc..... <text:s/>W celu uproszczenia obsługi zastosowano jeden przycisk dla trzech linji. Ponieważ naciśnięcie go restartuje też zawory na tej linji (otwiera się zawór podający powietrze) by uniknąć zmiany stanów zaworów w pozostałych linjiach zaprogramowano trzy czasy naciśnięcia przycisku różne dla każdej linji.</text:p>
      <text:p text:style-name="P1"/>
      <text:p text:style-name="P1"/>
      <text:p text:style-name="P1"><text:s text:c="5"/>Następny alarm powodujący sygnalizację dźwiękową i świetlną na danej linji jest uszkodzenie czujnika BMP 280. W takim przypadku pozostałe linjie pracują normalnie.</text:p>
      <text:p text:style-name="P1">Jedynie w przypadku uszkodzenia czujnika bazowego (nr 4) alarm następuje na wszystkich linjiach. Jest to <text:s/>jednocześnie informacja dla serwisu o rodzaju usterek.</text:p>
      <text:p text:style-name="P1"><text:s text:c="5"/></text:p>
      <text:p text:style-name="P1"><text:s text:c="29"/></text:p>
      <text:p text:style-name="P1"><text:s text:c="36"/>SYSTEM WYKONAWCZY – DZIAŁANIE</text:p>
      <text:p text:style-name="P1"/>
      <text:p text:style-name="P1"/>
      <text:p text:style-name="P1"><text:s text:c="13"/>Każda linjia wygląda i działa tak samo to znacz:</text:p>
      <text:p text:style-name="P1"><text:s text:c="5"/>Dwa elektrozawory podłączone są do przekaźnika sterowanego procesorem. Po podłączeniu do komputera i zadeklarowaniu wymaganego czasu i ciśnienia, przekaźnik będzie przekazywał napięcie do odpowiedniego zaworu raz otwierając napływ powietrza do płuc z kompresora lub butli a po upływie określonego czasu zamykał ten zawór i otwierał zawór wydechowy. Dodatkowy zawór <text:s/>przelotowy służy do precyzyjnego ustalenia ilości wtłaczanego powietrza, tak by czujnik ciśnienia nie zmieniał <text:s/>pracy zaworów już po upływie pół sekundy. Oba elektrozawory połączone są trójnikiem do którego mocowana jest rurka z maską. Z zaworem powietrznym (wdechowym) połączony jest zawór regulacyjny a następnie redukcja pozwalająca podpiąć zawór do wybranego systemu zasilania. Teraz wystarczy zsynchronizować pracę respiratora z oddechem pacjenta za pomocą jednego z przycisków i to wszystko.</text:p>
      <text:p text:style-name="P1"><text:s text:c="5"/>Program i schematy dostępne pod adresami:</text:p>
      <text:p text:style-name="P1"/>
      <text:p text:style-name="P1"><text:s text:c="2"/><text:span text:style-name="T8"><text:s/>https://github.com/Kmita-Andre/respirator-cyfrowy-arduino </text:span></text:p>
      <text:p text:style-name="P1"><text:a xlink:type="simple" xlink:href="https://create.arduino.cc/editor/kmitaandre/be52a6a2-7399-4a1c-ad6e-efa343a6ae02/preview" text:style-name="Internet_20_link" text:visited-style-name="Visited_20_Internet_20_Link"><text:span text:style-name="T8"/></text:a></text:p>
      <text:p text:style-name="P1"/>
      <text:p text:style-name="P1"><text:s text:c="4"/>w razie wątpliwości:</text:p>
      <text:p text:style-name="P1"/>
      <text:p text:style-name="P1"><text:s text:c="3"/><text:span text:style-name="T8"><text:s/></text:span><text:a xlink:type="simple" xlink:href="mailto:kmita.andre@gmail.com" text:style-name="Internet_20_link" text:visited-style-name="Visited_20_Internet_20_Link">kmita.andre@gmail.com</text:a><text:span text:style-name="T9"> <text:s text:c="2"/></text:span></text:p>
      <text:p text:style-name="P4"/>
      <text:p text:style-name="P4"><text:s text:c="3"/>Program i schematy na licencji Open Sourc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9T17:46:31.27</meta:creation-date>
    <dc:date>2020-06-12T23:53:52.82</dc:date>
    <meta:editing-duration>PT5H4M32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3" meta:paragraph-count="65" meta:word-count="894" meta:character-count="7818"/>
  </office:meta>
</office:document-meta>
</file>